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2000000129C555B98.png" manifest:media-type="image/png"/>
  <manifest:file-entry manifest:full-path="Pictures/1000040D000001E0000001E0B695F97C.svg" manifest:media-type="image/svg+xml"/>
  <manifest:file-entry manifest:full-path="Pictures/100008DB000001E0000001E01256F64D.svg" manifest:media-type="image/svg+xml"/>
  <manifest:file-entry manifest:full-path="Pictures/100002010000001200000012E9E31549.png" manifest:media-type="image/png"/>
  <manifest:file-entry manifest:full-path="Pictures/10000981000001E0000001E0CF65CE15.svg" manifest:media-type="image/svg+xml"/>
  <manifest:file-entry manifest:full-path="Pictures/1000020100000040000000405C77A834.png" manifest:media-type="image/png"/>
  <manifest:file-entry manifest:full-path="Pictures/10000999000001E0000001E06C664886.svg" manifest:media-type="image/svg+xml"/>
  <manifest:file-entry manifest:full-path="Pictures/100002010000004500000045B980DBA1.png" manifest:media-type="image/png"/>
  <manifest:file-entry manifest:full-path="Pictures/10000201000000340000003404A96E53.png" manifest:media-type="image/png"/>
  <manifest:file-entry manifest:full-path="Pictures/10002985000005670000056744DAE791.svg" manifest:media-type="image/svg+xml"/>
  <manifest:file-entry manifest:full-path="Pictures/10000D3F0000072A0000072A080AAAD5.svg" manifest:media-type="image/svg+xml"/>
  <manifest:file-entry manifest:full-path="Pictures/10000201000000450000004572E54F13.png" manifest:media-type="image/png"/>
  <manifest:file-entry manifest:full-path="Pictures/100002010000001200000012383A8D1E.png" manifest:media-type="image/png"/>
  <manifest:file-entry manifest:full-path="Pictures/10000FBB0000072A0000072A00DC8F35.svg" manifest:media-type="image/svg+xml"/>
  <manifest:file-entry manifest:full-path="Pictures/100002010000001200000012373226E7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fadeOverColo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fadeOverColo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draw:auto-grow-height="true" fo:min-height="2.63cm"/>
    </style:style>
    <style:style style:name="pr2" style:family="presentation" style:parent-style-name="Hexagons-outline1">
      <style:graphic-properties fo:min-height="11.001cm"/>
    </style:style>
    <style:style style:name="pr3" style:family="presentation" style:parent-style-name="Hexagons-notes">
      <style:graphic-properties draw:fill-color="#ffffff" draw:auto-grow-height="true" fo:min-height="13.364cm"/>
    </style:style>
    <style:style style:name="pr4" style:family="presentation" style:parent-style-name="Hexagons-outline1">
      <style:graphic-properties fo:min-height="8.885cm"/>
    </style:style>
    <style:style style:name="pr5" style:family="presentation" style:parent-style-name="Hexagons-notes">
      <style:graphic-properties draw:fill-color="#ffffff" fo:min-height="13.364cm"/>
    </style:style>
    <style:style style:name="pr6" style:family="presentation" style:parent-style-name="Hexagons-title">
      <style:graphic-properties fo:min-height="2.63cm"/>
    </style:style>
    <style:style style:name="P1" style:family="paragraph">
      <style:text-properties fo:language="en" fo:country="US"/>
    </style:style>
    <style:style style:name="P2" style:family="paragraph">
      <style:text-properties style:font-name="Andale Mono1" fo:language="en" fo:country="US" fo:font-weight="normal" style:font-weight-asian="normal" style:font-weight-complex="normal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style:text-line-through-style="solid" style:text-line-through-type="single" fo:language="en" fo:country="US"/>
    </style:style>
    <style:style style:name="T4" style:family="text">
      <style:text-properties style:text-line-through-style="solid" style:text-line-through-type="single" fo:font-size="23.8999996185303pt" fo:language="en" fo:country="US" fo:font-weight="normal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 presentation:user-transformed="true">
          <draw:text-box>
            <text:p text:style-name="P1">Let's Code: TimeTrack, Episode 5</text:p>
          </draw:text-box>
        </draw:frame>
        <draw:frame presentation:style-name="pr2" draw:text-style-name="P3" draw:layer="layout" svg:width="24.639cm" svg:height="9.135cm" svg:x="1.4cm" svg:y="3.685cm" presentation:class="outline" presentation:user-transformed="true">
          <draw:text-box>
            <text:p text:style-name="P3"/>
            <text:p text:style-name="P3"/>
            <text:p text:style-name="P3"><text:span text:style-name="T1">Single Instance Startup</text:span></text:p>
            <text:p text:style-name="P3"><text:span text:style-name="T1">Prototype</text:span></text:p>
          </draw:text-box>
        </draw:frame>
        <anim:par presentation:node-type="timing-root">
          <anim:par smil:begin="id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Hexagons" presentation:presentation-page-layout-name="AL1T1" xml:id="id2" draw:id="id2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Scope</text:p>
          </draw:text-box>
        </draw:frame>
        <draw:frame presentation:style-name="pr4" draw:text-style-name="P1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text:style-name="P1">create a prototype program that checks, if an existing instance is already running</text:p>
              </text:list-item>
              <text:list-item>
                <text:p text:style-name="P1">if no instance is found</text:p>
                <text:list>
                  <text:list-item>
                    <text:p text:style-name="P1">show the main application window</text:p>
                  </text:list-item>
                </text:list>
              </text:list-item>
              <text:list-item>
                <text:p text:style-name="P1">however, if an existing instance is found</text:p>
                <text:list>
                  <text:list-item>
                    <text:p text:style-name="P1">show a popup, telling that this is a secondary instance</text:p>
                  </text:list-item>
                  <text:list-item>
                    <text:p text:style-name="P1">exit after popup confirm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885cm" svg:height="0.864cm" svg:x="1.432cm" svg:y="9.926cm">
          <draw:image xlink:href="Pictures/10000FBB0000072A0000072A00DC8F35.svg" xlink:type="simple" xlink:show="embed" xlink:actuate="onLoad">
            <text:p/>
          </draw:image>
          <draw:image xlink:href="Pictures/10000201000000450000004572E54F13.png" xlink:type="simple" xlink:show="embed" xlink:actuate="onLoad"/>
        </draw:frame>
        <draw:frame draw:style-name="gr2" draw:text-style-name="P4" draw:layer="layout" svg:width="0.849cm" svg:height="0.846cm" svg:x="1.537cm" svg:y="7.455cm">
          <draw:image xlink:href="Pictures/10002985000005670000056744DAE791.svg" xlink:type="simple" xlink:show="embed" xlink:actuate="onLoad">
            <text:p/>
          </draw:image>
          <draw:image xlink:href="Pictures/10000201000000340000003404A96E53.png" xlink:type="simple" xlink:show="embed" xlink:actuate="onLoad"/>
        </draw:frame>
        <draw:frame draw:style-name="gr2" draw:text-style-name="P4" draw:layer="layout" svg:width="0.833cm" svg:height="0.847cm" svg:x="1.497cm" svg:y="11.123cm">
          <draw:image xlink:href="Pictures/10000D3F0000072A0000072A080AAAD5.svg" xlink:type="simple" xlink:show="embed" xlink:actuate="onLoad">
            <text:p/>
          </draw:image>
          <draw:image xlink:href="Pictures/100002010000004500000045B980DBA1.png" xlink:type="simple" xlink:show="embed" xlink:actuate="onLoad"/>
        </draw:frame>
        <anim:par presentation:node-type="timing-root">
          <anim:par smil:begin="id2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xagons" presentation:presentation-page-layout-name="AL1T1" xml:id="id3" draw:id="id3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 text:style-name="P1">Research</text:p>
          </draw:text-box>
        </draw:frame>
        <draw:frame presentation:style-name="pr4" draw:text-style-name="P1" draw:layer="layout" svg:width="24.639cm" svg:height="9.135cm" svg:x="1.4cm" svg:y="3.685cm" presentation:class="outline">
          <draw:text-box>
            <text:list text:style-name="L2">
              <text:list-item>
                <text:p text:style-name="P1">QSharedMemory(QString key, QObject *parent)</text:p>
                <text:list>
                  <text:list-item>
                    <text:p text:style-name="P1">a portable class in the Qt framework, to register a shared memory segment with a given string key. This memory segment is shared system wide, meaning it crosses process boundaries.</text:p>
                  </text:list-item>
                </text:list>
              </text:list-item>
              <text:list-item>
                <text:p text:style-name="P1">QSharedMemory::create(int size, AccessMode mode = ReadWrite)</text:p>
                <text:list>
                  <text:list-item>
                    <text:p text:style-name="P1">create shared memory with a given size in bytes</text:p>
                  </text:list-item>
                  <text:list-item>
                    <text:p text:style-name="P1">returns true on first call, when no system error happens (e.g. permission error, out of memory, etc).</text:p>
                  </text:list-item>
                  <text:list-item>
                    <text:p text:style-name="P1">returns false on subsequent calls and system errors</text:p>
                    <text:list>
                      <text:list-item>
                        <text:p text:style-name="P1">a call to QSharedMemory::error() returns the reason why the creation failed</text:p>
                      </text:list-item>
                      <text:list-item>
                        <text:p text:style-name="P1">the value QSharedMemory::AlreadyExists means, that shared memory with this key has already been registered</text:p>
                      </text:list-item>
                      <text:list-item>
                        <text:p text:style-name="P1">any other value means, something different is seriously wrong (system error)</text:p>
                      </text:list-item>
                    </text:list>
                  </text:list-item>
                  <text:list-item>
                    <text:p text:style-name="P1">this can be used to determine if another instance is running</text:p>
                  </text:list-item>
                </text:list>
              </text:list-item>
              <text:list-item>
                <text:p text:style-name="P1">QCoreApplication::quit() &amp; exit() only works when the event loop is already running</text:p>
                <text:list>
                  <text:list-item>
                    <text:p text:style-name="P1">this prototype operates within the startup sequence, which comes before the main loop is triggered</text:p>
                  </text:list-item>
                  <text:list-item>
                    <text:p text:style-name="P1">so the system call exit(EXIT_FAILURE) is needed to quit the application when it is a secondary instanc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866cm" svg:height="0.827cm" svg:x="1.312cm" svg:y="2.693cm">
          <draw:image xlink:href="Pictures/1000020100000040000000405C77A83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xagons" presentation:presentation-page-layout-name="AL1T1" xml:id="id4" draw:id="id4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 text:style-name="P1">Initialize Prototype</text:p>
          </draw:text-box>
        </draw:frame>
        <draw:frame presentation:style-name="pr4" draw:text-style-name="P1" draw:layer="layout" svg:width="24.639cm" svg:height="9.135cm" svg:x="1.4cm" svg:y="3.685cm" presentation:class="outline">
          <draw:text-box>
            <text:list text:style-name="L2">
              <text:list-item>
                <text:p text:style-name="P1">Create a QLabel application</text:p>
                <text:list>
                  <text:list-item>
                    <text:p text:style-name="P1">label is set to "Primary Instance"</text:p>
                  </text:list-item>
                </text:list>
                <text:p text:style-name="P1"/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exagons" presentation:presentation-page-layout-name="AL1T1" xml:id="id5" draw:id="id5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 text:style-name="P1">Check for Existing Instances</text:p>
          </draw:text-box>
        </draw:frame>
        <draw:frame presentation:style-name="pr4" draw:text-style-name="P1" draw:layer="layout" svg:width="24.639cm" svg:height="9.135cm" svg:x="1.4cm" svg:y="3.685cm" presentation:class="outline">
          <draw:text-box>
            <text:list text:style-name="L2">
              <text:list-item>
                <text:p text:style-name="P1">Try to acquire shared memory with key "TimeTrack"</text:p>
                <text:list>
                  <text:list-item>
                    <text:p text:style-name="P1">on success</text:p>
                    <text:list>
                      <text:list-item>
                        <text:p text:style-name="P1">display widget</text:p>
                      </text:list-item>
                    </text:list>
                  </text:list-item>
                  <text:list-item>
                    <text:p text:style-name="P1">on failure</text:p>
                    <text:list>
                      <text:list-item>
                        <text:p text:style-name="P1">check error value</text:p>
                      </text:list-item>
                      <text:list-item>
                        <text:p text:style-name="P1">show a popup message, that an instance is already running </text:p>
                      </text:list-item>
                      <text:list-item>
                        <text:p text:style-name="P1">quit on confirm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isplay-brightness-symbolic.svg" draw:style-name="gr2" draw:text-style-name="P4" draw:layer="layout" svg:width="0.479cm" svg:height="0.479cm" svg:x="1.538cm" svg:y="5.226cm">
          <draw:image xlink:href="Pictures/10000981000001E0000001E0CF65CE15.svg" xlink:type="simple" xlink:show="embed" xlink:actuate="onLoad">
            <text:p/>
          </draw:image>
          <draw:image xlink:href="Pictures/100002010000001200000012E9E31549.png" xlink:type="simple" xlink:show="embed" xlink:actuate="onLoad"/>
          <svg:title>Gnome Symbolic Icon Theme</svg:title>
        </draw:frame>
        <draw:frame draw:name="media-playlist-shuffle-symbolic.svg" draw:style-name="gr2" draw:text-style-name="P4" draw:layer="layout" svg:width="0.479cm" svg:height="0.479cm" svg:x="1.554cm" svg:y="7.421cm">
          <draw:image xlink:href="Pictures/100008DB000001E0000001E01256F64D.svg" xlink:type="simple" xlink:show="embed" xlink:actuate="onLoad">
            <text:p/>
          </draw:image>
          <draw:image xlink:href="Pictures/100002010000001200000012383A8D1E.png" xlink:type="simple" xlink:show="embed" xlink:actuate="onLoad"/>
          <svg:title>Gnome Symbolic Icon Theme</svg:title>
        </draw:frame>
        <anim:par presentation:node-type="timing-root">
          <anim:par smil:begin="id5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xagons" presentation:presentation-page-layout-name="AL1T1" xml:id="id6" draw:id="id6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 text:style-name="P1">Thanks for watching</text:p>
          </draw:text-box>
        </draw:frame>
        <draw:frame presentation:style-name="pr4" draw:text-style-name="P1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Prototype Implementation Overview (based on episode 3 module draft)</text:span></text:p>
                <text:list>
                  <text:list-item>
                    <text:p text:style-name="P1"><text:span text:style-name="T2">Startup</text:span></text:p>
                    <text:list>
                      <text:list-item>
                        <text:p text:style-name="P1"><text:span text:style-name="T3">Single Instance Application</text:span></text:p>
                      </text:list-item>
                      <text:list-item>
                        <text:p text:style-name="P1"><text:span text:style-name="T2">Communication (IPC) → Command Channel</text:span></text:p>
                      </text:list-item>
                    </text:list>
                  </text:list-item>
                  <text:list-item>
                    <text:p text:style-name="P1"><text:span text:style-name="T3">Shutdown (stop timers, store tracking, clean-up IPC) -no protoype needed</text:span></text:p>
                  </text:list-item>
                  <text:list-item>
                    <text:p text:style-name="P1"><text:span text:style-name="T4">SysTray (permanent UI)</text:span></text:p>
                  </text:list-item>
                  <text:list-item>
                    <text:p text:style-name="P1"><text:span text:style-name="T2">Config (config widget, database location and abstraction)</text:span></text:p>
                  </text:list-item>
                  <text:list-item>
                    <text:p text:style-name="P1"><text:span text:style-name="T2">Data (SQLite + abstraction)</text:span></text:p>
                  </text:list-item>
                  <text:list-item>
                    <text:p text:style-name="P1"><text:span text:style-name="T2">Project Manager (manage projects, UI prototype)</text:span></text:p>
                  </text:list-item>
                  <text:list-item>
                    <text:p text:style-name="P1"><text:span text:style-name="T2">Analytics (aggregate data and display it)</text:span></text:p>
                    <text:list>
                      <text:list-item>
                        <text:p text:style-name="P1"><text:span text:style-name="T2">Summary Statistics</text:span></text:p>
                      </text:list-item>
                      <text:list-item>
                        <text:p text:style-name="P1"><text:span text:style-name="T2">Punchcard Statistics</text:span></text:p>
                      </text:list-item>
                    </text:list>
                  </text:list-item>
                  <text:list-item>
                    <text:p text:style-name="P1"><text:span text:style-name="T3">Time Tracker (manage tracking), no prototype needed</text:span></text:p>
                  </text:list-item>
                </text:list>
              </text:list-item>
              <text:list-item>
                <text:p text:style-name="P1"><text:span text:style-name="T2">the code has been commited to the github repository and tagged with "lets-code-episode-5"</text:span></text:p>
              </text:list-item>
              <text:list-item>
                <text:p text:style-name="P1"><text:span text:style-name="T2">Goodbye!</text:span></text:p>
              </text:list-item>
            </text:list>
          </draw:text-box>
        </draw:frame>
        <draw:frame draw:name="emblem-default-symbolic.svg" draw:style-name="gr2" draw:text-style-name="P4" draw:layer="layout" svg:width="0.479cm" svg:height="0.479cm" svg:x="1.488cm" svg:y="6.71cm">
          <draw:image xlink:href="Pictures/1000040D000001E0000001E0B695F97C.svg" xlink:type="simple" xlink:show="embed" xlink:actuate="onLoad">
            <text:p/>
          </draw:image>
          <draw:image xlink:href="Pictures/1000020100000012000000129C555B98.png" xlink:type="simple" xlink:show="embed" xlink:actuate="onLoad"/>
          <svg:title>Gnome Symbolic Icon Theme</svg:title>
        </draw:frame>
        <draw:frame draw:name="emblem-default-symbolic.svg" draw:style-name="gr2" draw:text-style-name="P4" draw:layer="layout" svg:width="0.479cm" svg:height="0.479cm" svg:x="2.178cm" svg:y="5.005cm">
          <draw:image xlink:href="Pictures/1000040D000001E0000001E0B695F97C.svg" xlink:type="simple" xlink:show="embed" xlink:actuate="onLoad">
            <text:p/>
          </draw:image>
          <draw:image xlink:href="Pictures/1000020100000012000000129C555B98.png" xlink:type="simple" xlink:show="embed" xlink:actuate="onLoad"/>
          <svg:title>Gnome Symbolic Icon Theme</svg:title>
        </draw:frame>
        <draw:frame draw:name="weather-clear-symbolic.svg" draw:style-name="gr2" draw:text-style-name="P4" draw:layer="layout" svg:width="0.479cm" svg:height="0.479cm" svg:x="4.406cm" svg:y="12.23cm">
          <draw:image xlink:href="Pictures/10000999000001E0000001E06C664886.svg" xlink:type="simple" xlink:show="embed" xlink:actuate="onLoad">
            <text:p/>
          </draw:image>
          <draw:image xlink:href="Pictures/100002010000001200000012373226E7.png" xlink:type="simple" xlink:show="embed" xlink:actuate="onLoad"/>
          <svg:title>Gnome Symbolic Icon Theme</svg:title>
        </draw:frame>
        <anim:par presentation:node-type="timing-root">
          <anim:par smil:begin="id6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299cm" fo:text-indent="0cm"/>
      <style:text-properties style:font-name="DejaVu Sans Light1" fo:font-family="'DejaVu Sans Light'" style:font-family-generic="swiss" style:font-pitch="variable" fo:font-size="20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23cm" fo:text-indent="0cm"/>
      <style:text-properties style:font-name="DejaVu Sans Light1" fo:font-family="'DejaVu Sans Light'" style:font-family-generic="swiss" style:font-pitch="variable" fo:font-size="18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49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xagons" style:page-layout-name="PM1" draw:style-name="Mdp1">
      <office:forms form:automatic-focus="false" form:apply-design-mode="false"/>
      <draw:frame draw:style-name="Mgr3" draw:text-style-name="MP3" draw:layer="backgroundobjects" svg:width="28cm" svg:height="15.749cm" svg:x="0cm" svg:y="0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2.63cm" svg:x="1.4cm" svg:y="0.627cm" presentation:class="titl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4"><text:span text:style-name="MT2">https://github.com/skriticos/timetrack</text:span></text:p>
        </draw:text-box>
      </draw:frame>
      <draw:frame presentation:style-name="Mpr1" draw:text-style-name="MP5" draw:layer="backgroundobjects" svg:width="8.875cm" svg:height="1.086cm" svg:x="9.575cm" svg:y="14.347cm" presentation:class="footer">
        <draw:text-box>
          <text:p text:style-name="MP5"><text:span text:style-name="MT1">Let's Code: TimeTrack, Episode 5</text:span></text:p>
          <text:p text:style-name="MP5"><text:span text:style-name="MT1">Single Instance Startup - Prototype</text:span></text:p>
        </draw:text-box>
      </draw:frame>
      <draw:frame presentation:style-name="Mpr1" draw:text-style-name="MP2" draw:layer="backgroundobjects" svg:width="6.523cm" svg:height="1.086cm" svg:x="20.074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7:40:36.982854013</meta:creation-date>
    <meta:editing-duration>PT50M8S</meta:editing-duration>
    <meta:editing-cycles>4</meta:editing-cycles>
    <meta:generator>LibreOffice/4.3.3.2$Linux_X86_64 LibreOffice_project/430m0$Build-2</meta:generator>
    <meta:initial-creator>Sebastian Bartos</meta:initial-creator>
    <dc:date>2014-11-24T21:15:49.915431943</dc:date>
    <dc:creator>Sebastian Bartos</dc:creator>
    <meta:document-statistic meta:object-count="57"/>
    <meta:template xlink:type="simple" xlink:actuate="onRequest" xlink:title="" xlink:href="../../../../../../usr/lib/libreoffice/share/template/en-US/presnt/Hexagons.otp"/>
  </office:meta>
</office:document-meta>
</file>